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60pt" style:font-size-asian="60pt" style:font-size-complex="60pt"/>
    </style:style>
    <style:style style:name="T1" style:family="text">
      <style:text-properties fo:font-family="'Liberation Serif'" style:font-family-generic="roman" style:font-pitch="variable" fo:font-size="12pt" style:font-size-asian="12pt" style:font-size-complex="12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1cm" svg:height="3.81cm" svg:x="8.65cm" svg:y="10.525cm">
          <text:p text:style-name="P1">A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45cm" svg:y1="11.695cm" svg:x2="8.65cm" svg:y2="11.695cm">
          <text:p/>
        </draw:line>
        <draw:line draw:style-name="gr2" draw:text-style-name="P1" draw:layer="layout" svg:x1="6.745cm" svg:y1="13.4cm" svg:x2="8.65cm" svg:y2="13.4cm">
          <text:p/>
        </draw:line>
        <draw:frame draw:style-name="gr3" draw:text-style-name="P2" draw:layer="layout" svg:width="1.865cm" svg:height="1.453cm" svg:x="6.387cm" svg:y="10.925cm">
          <draw:text-box>
            <text:p text:style-name="P2"><text:span text:style-name="T1">input[1]</text:span></text:p>
          </draw:text-box>
        </draw:frame>
        <draw:line draw:style-name="gr4" draw:text-style-name="P1" draw:layer="layout" svg:x1="7.38cm" svg:y1="12.195cm" svg:x2="7.38cm" svg:y2="12.83cm">
          <text:p/>
        </draw:line>
        <draw:frame draw:style-name="gr5" draw:text-style-name="P2" draw:layer="layout" svg:width="1.865cm" svg:height="0.721cm" svg:x="6.593cm" svg:y="13.3cm">
          <draw:text-box>
            <text:p text:style-name="P2"><text:span text:style-name="T1">input[n]</text:span></text:p>
          </draw:text-box>
        </draw:frame>
        <draw:frame draw:style-name="gr5" draw:text-style-name="P2" draw:layer="layout" svg:width="1.861cm" svg:height="0.721cm" svg:x="4.775cm" svg:y="11.36cm">
          <draw:text-box>
            <text:p text:style-name="P3"><text:span text:style-name="T1">(vocals)</text:span></text:p>
          </draw:text-box>
        </draw:frame>
        <draw:frame draw:style-name="gr5" draw:text-style-name="P4" draw:layer="layout" svg:width="1.209cm" svg:height="2.618cm" svg:x="5.445cm" svg:y="11.795cm">
          <draw:text-box>
            <text:p><text:span text:style-name="T2">{</text:span></text:p>
          </draw:text-box>
        </draw:frame>
        <draw:frame draw:style-name="gr5" draw:text-style-name="P2" draw:layer="layout" svg:width="3.063cm" svg:height="0.721cm" svg:x="2.835cm" svg:y="12.846cm">
          <draw:text-box>
            <text:p text:style-name="P3"><text:span text:style-name="T1">(instrumentals)</text:span></text:p>
          </draw:text-box>
        </draw:frame>
        <draw:line draw:style-name="gr6" draw:text-style-name="P1" draw:layer="layout" svg:x1="11.095cm" svg:y1="12.43cm" svg:x2="13cm" svg:y2="12.43cm">
          <text:p/>
        </draw:line>
        <draw:frame draw:style-name="gr5" draw:text-style-name="P2" draw:layer="layout" svg:width="1.044cm" svg:height="0.721cm" svg:x="11.367cm" svg:y="11.563cm">
          <draw:text-box>
            <text:p text:style-name="P3"><text:span text:style-name="T1">out</text:span></text:p>
          </draw:text-box>
        </draw:frame>
        <draw:custom-shape draw:style-name="gr7" draw:text-style-name="P1" draw:layer="layout" svg:width="2.54cm" svg:height="3.81cm" svg:x="13cm" svg:y="10.525cm">
          <text:p text:style-name="P1">W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505cm" svg:y1="11.16cm" svg:x2="16.775cm" svg:y2="11.16cm">
          <text:p/>
        </draw:line>
        <draw:line draw:style-name="gr6" draw:text-style-name="P1" draw:layer="layout" svg:x1="15.505cm" svg:y1="13.26cm" svg:x2="16.775cm" svg:y2="13.26cm">
          <text:p/>
        </draw:line>
        <draw:frame draw:style-name="gr5" draw:text-style-name="P2" draw:layer="layout" svg:width="1.582cm" svg:height="0.721cm" svg:x="16.687cm" svg:y="10.773cm">
          <draw:text-box>
            <text:p text:style-name="P3"><text:span text:style-name="T1">vocals</text:span></text:p>
          </draw:text-box>
        </draw:frame>
        <draw:frame draw:style-name="gr5" draw:text-style-name="P2" draw:layer="layout" svg:width="2.784cm" svg:height="0.721cm" svg:x="16.575cm" svg:y="12.865cm">
          <draw:text-box>
            <text:p text:style-name="P3"><text:span text:style-name="T1">instrumenta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ghanad </meta:initial-creator>
    <meta:creation-date>2010-10-24T17:52:38</meta:creation-date>
    <dc:date>2010-10-24T18:06:59</dc:date>
    <dc:creator>Meghanad </dc:creator>
    <meta:editing-duration>PT00H14M30S</meta:editing-duration>
    <meta:editing-cycles>2</meta:editing-cycles>
    <meta:generator>OpenOffice.org/3.2$Linux OpenOffice.org_project/320m12$Build-9483</meta:generator>
    <meta:document-statistic meta:object-count="16"/>
  </office:meta>
</office:document-meta>
</file>